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able-cell-properties fo:background-color="#ffff00"/>
    </style:style>
    <style:style style:name="ce5" style:family="table-cell" style:parent-style-name="Default" style:data-style-name="N136"/>
    <style:style style:name="ce6" style:family="table-cell" style:parent-style-name="Default" style:data-style-name="N136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TG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Condition_Nam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ime_Point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0.2" calcext:value-type="float">
            <text:p>0.2</text:p>
          </table:table-cell>
          <table:table-cell office:value-type="float" office:value="0.00967530178483389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office:value-type="float" office:value="0.126402765232176" calcext:value-type="float">
            <text:p>0.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2" calcext:value-type="float">
            <text:p>2</text:p>
          </table:table-cell>
          <table:table-cell office:value-type="float" office:value="0.230435313423784" calcext:value-type="float">
            <text:p>0.2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3" calcext:value-type="float">
            <text:p>3</text:p>
          </table:table-cell>
          <table:table-cell office:value-type="float" office:value="0.306995841641459" calcext:value-type="float">
            <text:p>0.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4" calcext:value-type="float">
            <text:p>4</text:p>
          </table:table-cell>
          <table:table-cell office:value-type="float" office:value="0.367009405728346" calcext:value-type="float">
            <text:p>0.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5" calcext:value-type="float">
            <text:p>5</text:p>
          </table:table-cell>
          <table:table-cell office:value-type="float" office:value="0.405282793838191" calcext:value-type="float">
            <text:p>0.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0" calcext:value-type="float">
            <text:p>10</text:p>
          </table:table-cell>
          <table:table-cell office:value-type="float" office:value="0.501304750839685" calcext:value-type="float">
            <text:p>0.5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5.2" calcext:value-type="float">
            <text:p>15.2</text:p>
          </table:table-cell>
          <table:table-cell office:value-type="float" office:value="0.523353730725957" calcext:value-type="float">
            <text:p>0.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20" calcext:value-type="float">
            <text:p>20</text:p>
          </table:table-cell>
          <table:table-cell office:value-type="float" office:value="0.527225265719378" calcext:value-type="float">
            <text:p>0.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.530917053522479" calcext:value-type="float">
            <text:p>0.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0.527534666832147" calcext:value-type="float">
            <text:p>0.5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0.530438690324467" calcext:value-type="float">
            <text:p>0.5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0.33" calcext:value-type="float">
            <text:p>0.33</text:p>
          </table:table-cell>
          <table:table-cell office:value-type="float" office:value="0.0478374673828476" calcext:value-type="float">
            <text:p>0.0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1.1" calcext:value-type="float">
            <text:p>1.1</text:p>
          </table:table-cell>
          <table:table-cell office:value-type="float" office:value="0.169899006592798" calcext:value-type="float">
            <text:p>0.1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2" calcext:value-type="float">
            <text:p>2</text:p>
          </table:table-cell>
          <table:table-cell office:value-type="float" office:value="0.285629066961493" calcext:value-type="float">
            <text:p>0.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3" calcext:value-type="float">
            <text:p>3</text:p>
          </table:table-cell>
          <table:table-cell office:value-type="float" office:value="0.366621350170884" calcext:value-type="float">
            <text:p>0.3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5" calcext:value-type="float">
            <text:p>5</text:p>
          </table:table-cell>
          <table:table-cell office:value-type="float" office:value="0.464058161763091" calcext:value-type="float">
            <text:p>0.4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10.2" calcext:value-type="float">
            <text:p>10.2</text:p>
          </table:table-cell>
          <table:table-cell office:value-type="float" office:value="0.525295501909674" calcext:value-type="float">
            <text:p>0.5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531040244158575" calcext:value-type="float">
            <text:p>0.5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27.2" calcext:value-type="float">
            <text:p>27.2</text:p>
          </table:table-cell>
          <table:table-cell table:style-name="ce2" office:value-type="float" office:value="0.532444480201544" calcext:value-type="float">
            <text:p>0.5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0.33" calcext:value-type="float">
            <text:p>0.33</text:p>
          </table:table-cell>
          <table:table-cell office:value-type="float" office:value="0.0762356904751211" calcext:value-type="float">
            <text:p>0.0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1.1" calcext:value-type="float">
            <text:p>1.1</text:p>
          </table:table-cell>
          <table:table-cell office:value-type="float" office:value="0.254486163044779" calcext:value-type="float">
            <text:p>0.2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2" calcext:value-type="float">
            <text:p>2</text:p>
          </table:table-cell>
          <table:table-cell office:value-type="float" office:value="0.36773516852481" calcext:value-type="float">
            <text:p>0.3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3" calcext:value-type="float">
            <text:p>3</text:p>
          </table:table-cell>
          <table:table-cell office:value-type="float" office:value="0.439647350914974" calcext:value-type="float">
            <text:p>0.4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5" calcext:value-type="float">
            <text:p>5</text:p>
          </table:table-cell>
          <table:table-cell office:value-type="float" office:value="0.50963560673322" calcext:value-type="float">
            <text:p>0.5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10.2" calcext:value-type="float">
            <text:p>10.2</text:p>
          </table:table-cell>
          <table:table-cell office:value-type="float" office:value="0.537274107459731" calcext:value-type="float">
            <text:p>0.5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537129198693476" calcext:value-type="float">
            <text:p>0.5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27.2" calcext:value-type="float">
            <text:p>27.2</text:p>
          </table:table-cell>
          <table:table-cell table:style-name="ce2" office:value-type="float" office:value="0.539007424199631" calcext:value-type="float">
            <text:p>0.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3.2" calcext:value-type="float">
            <text:p>3.2</text:p>
          </table:table-cell>
          <table:table-cell office:value-type="float" office:value="0.391465847637666" calcext:value-type="float">
            <text:p>0.3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6" calcext:value-type="float">
            <text:p>6</text:p>
          </table:table-cell>
          <table:table-cell office:value-type="float" office:value="0.49234137198314" calcext:value-type="float">
            <text:p>0.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10.2" calcext:value-type="float">
            <text:p>10.2</text:p>
          </table:table-cell>
          <table:table-cell office:value-type="float" office:value="0.526262996520449" calcext:value-type="float">
            <text:p>0.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15.2" calcext:value-type="float">
            <text:p>15.2</text:p>
          </table:table-cell>
          <table:table-cell table:style-name="ce2" office:value-type="float" office:value="0.533467527879756" calcext:value-type="float">
            <text:p>0.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.534774549854878" calcext:value-type="float">
            <text:p>0.5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0.535557419427697" calcext:value-type="float">
            <text:p>0.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0.534591179023112" calcext:value-type="float">
            <text:p>0.5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3.2" calcext:value-type="float">
            <text:p>3.2</text:p>
          </table:table-cell>
          <table:table-cell office:value-type="float" office:value="0.466055355476992" calcext:value-type="float">
            <text:p>0.4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6" calcext:value-type="float">
            <text:p>6</text:p>
          </table:table-cell>
          <table:table-cell office:value-type="float" office:value="0.527303599859861" calcext:value-type="float">
            <text:p>0.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10.2" calcext:value-type="float">
            <text:p>10.2</text:p>
          </table:table-cell>
          <table:table-cell office:value-type="float" office:value="0.538813352678776" calcext:value-type="float">
            <text:p>0.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15.2" calcext:value-type="float">
            <text:p>15.2</text:p>
          </table:table-cell>
          <table:table-cell table:style-name="ce2" office:value-type="float" office:value="0.539605453367973" calcext:value-type="float">
            <text:p>0.5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.540331520811153" calcext:value-type="float">
            <text:p>0.5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30.2" calcext:value-type="float">
            <text:p>30.2</text:p>
          </table:table-cell>
          <table:table-cell table:style-name="ce2" office:value-type="float" office:value="0.538524403102641" calcext:value-type="float">
            <text:p>0.5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0.539284531641204" calcext:value-type="float">
            <text:p>0.5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0.33" calcext:value-type="float">
            <text:p>0.33</text:p>
          </table:table-cell>
          <table:table-cell office:value-type="float" office:value="0.0124216813476525" calcext:value-type="float">
            <text:p>0.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1" calcext:value-type="float">
            <text:p>1</text:p>
          </table:table-cell>
          <table:table-cell office:value-type="float" office:value="0.118640526637454" calcext:value-type="float">
            <text:p>0.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2" calcext:value-type="float">
            <text:p>2</text:p>
          </table:table-cell>
          <table:table-cell office:value-type="float" office:value="0.201076500274949" calcext:value-type="float">
            <text:p>0.2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3" calcext:value-type="float">
            <text:p>3</text:p>
          </table:table-cell>
          <table:table-cell office:value-type="float" office:value="0.276488006650808" calcext:value-type="float">
            <text:p>0.2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5" calcext:value-type="float">
            <text:p>5</text:p>
          </table:table-cell>
          <table:table-cell office:value-type="float" office:value="0.378220494004697" calcext:value-type="float">
            <text:p>0.3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10" calcext:value-type="float">
            <text:p>10</text:p>
          </table:table-cell>
          <table:table-cell office:value-type="float" office:value="0.490165936736405" calcext:value-type="float">
            <text:p>0.4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15" calcext:value-type="float">
            <text:p>15</text:p>
          </table:table-cell>
          <table:table-cell office:value-type="float" office:value="0.519337254145493" calcext:value-type="float">
            <text:p>0.5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26.5" calcext:value-type="float">
            <text:p>26.5</text:p>
          </table:table-cell>
          <table:table-cell office:value-type="float" office:value="0.53232924151714" calcext:value-type="float">
            <text:p>0.5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0.532376154294739" calcext:value-type="float">
            <text:p>0.5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0.532611465148277" calcext:value-type="float">
            <text:p>0.5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0.531189615738892" calcext:value-type="float">
            <text:p>0.5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0.532946929427283" calcext:value-type="float">
            <text:p>0.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0.00506049261154173" calcext:value-type="float">
            <text:p>0.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0.218936301174517" calcext:value-type="float">
            <text:p>0.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314386111179189" calcext:value-type="float">
            <text:p>0.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392616638942724" calcext:value-type="float">
            <text:p>0.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44720793698975" calcext:value-type="float">
            <text:p>0.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502398588765023" calcext:value-type="float">
            <text:p>0.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537137192495307" calcext:value-type="float">
            <text:p>0.5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0.545940209026429" calcext:value-type="float">
            <text:p>0.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0.547670965741261" calcext:value-type="float">
            <text:p>0.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0.544728345512365" calcext:value-type="float">
            <text:p>0.5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49.1" calcext:value-type="float">
            <text:p>49.1</text:p>
          </table:table-cell>
          <table:table-cell table:style-name="ce6" office:value-type="float" office:value="0.554377103084258" calcext:value-type="float">
            <text:p>0.5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.547242669742858" calcext:value-type="float">
            <text:p>0.5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1.11022302462516E-016" calcext:value-type="float">
            <text:p>0.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0.0913449189633953" calcext:value-type="float">
            <text:p>0.0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156734504689911" calcext:value-type="float">
            <text:p>0.1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217256776399546" calcext:value-type="float">
            <text:p>0.2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258439546627385" calcext:value-type="float">
            <text:p>0.2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317167187888041" calcext:value-type="float">
            <text:p>0.3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373244304419897" calcext:value-type="float">
            <text:p>0.3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0.399828862196497" calcext:value-type="float">
            <text:p>0.4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0.407848332410262" calcext:value-type="float">
            <text:p>0.4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49.1" calcext:value-type="float">
            <text:p>49.1</text:p>
          </table:table-cell>
          <table:table-cell table:style-name="ce6" office:value-type="float" office:value="0.411298391720699" calcext:value-type="float">
            <text:p>0.4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.414878668396268" calcext:value-type="float">
            <text:p>0.4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0.0326283673296465" calcext:value-type="float">
            <text:p>0.0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0.277161043788677" calcext:value-type="float">
            <text:p>0.2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379797964826847" calcext:value-type="float">
            <text:p>0.3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461757371464893" calcext:value-type="float">
            <text:p>0.4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507473685906792" calcext:value-type="float">
            <text:p>0.5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546461583781183" calcext:value-type="float">
            <text:p>0.5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560373128123436" calcext:value-type="float">
            <text:p>0.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0.565318337609493" calcext:value-type="float">
            <text:p>0.5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0.563604037247672" calcext:value-type="float">
            <text:p>0.5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0.564013237503165" calcext:value-type="float">
            <text:p>0.5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49.1" calcext:value-type="float">
            <text:p>49.1</text:p>
          </table:table-cell>
          <table:table-cell table:style-name="ce6" office:value-type="float" office:value="0.563941750355832" calcext:value-type="float">
            <text:p>0.5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.565246756741902" calcext:value-type="float">
            <text:p>0.565</text:p>
          </table:table-cell>
        </table:table-row>
        <table:table-row table:style-name="ro1" table:number-rows-repeated="104848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1T18:03:05.880977488</dc:date>
    <meta:editing-duration>PT34M57S</meta:editing-duration>
    <meta:editing-cycles>5</meta:editing-cycles>
    <meta:generator>LibreOffice/7.4.7.2$Linux_X86_64 LibreOffice_project/40$Build-2</meta:generator>
    <meta:document-statistic meta:table-count="1" meta:cell-count="449" meta:object-count="0"/>
  </office:meta>
</office:document-meta>
</file>